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fo:color="#000000" style:font-name="Arial" fo:font-size="10pt"/>
    </style:style>
    <style:style style:name="P4" style:family="paragraph" style:parent-style-name="Standard">
      <style:text-properties fo:color="#000000" style:font-name="Arial" fo:font-size="10pt" fo:font-weight="bold" style:font-weight-asian="bold" style:font-weight-complex="bold"/>
    </style:style>
    <style:style style:name="P5" style:family="paragraph" style:parent-style-name="Standard">
      <style:text-properties fo:color="#000000" style:font-name="Arial" fo:font-size="10pt" style:text-underline-style="none" fo:font-weight="bold" officeooo:rsid="0026536f" officeooo:paragraph-rsid="001f9847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 fo:font-size="12pt" style:text-underline-style="none" officeooo:rsid="0026536f" officeooo:paragraph-rsid="001f9847" style:font-size-asian="12pt" style:font-size-complex="12pt"/>
    </style:style>
    <style:style style:name="P7" style:family="paragraph" style:parent-style-name="Header">
      <style:text-properties officeooo:rsid="003e448a" officeooo:paragraph-rsid="003d79f1"/>
    </style:style>
    <style:style style:name="P8" style:family="paragraph" style:parent-style-name="Header">
      <style:text-properties officeooo:paragraph-rsid="003d79f1"/>
    </style:style>
    <style:style style:name="T1" style:family="text">
      <style:text-properties officeooo:rsid="003e448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. Begründen Sie, weshalb welche Klassenkandidaten nicht in das Modell</text:p>
      <text:p text:style-name="P4">aufgenommen wurden.</text:p>
      <text:p text:style-name="P2"/>
      <text:p text:style-name="P3">Sortiment-Katalog : wird in das Modell nicht aufgenommen, weil sie es nur einen Instanz von Sortiment-Katalog  geben soll und sie kann in der Klasse SuperMark als Attribut, das Typ ArrayList&lt;&gt; hat, schön ohne Klasse representier werden.</text:p>
      <text:p text:style-name="P1"/>
      <text:p text:style-name="P3">Warensortiment : ist eine Klassenkandidat aber wird in das Modell nicht aufgenommen, weil Sortiment-Katalog die Sortiment von Produkte bereits representiert.</text:p>
      <text:p text:style-name="P1"/>
      <text:p text:style-name="P4">c. Evtl. sind für ein sinnvolles Modell weitere Annahmen erforderlich, die aus dem Text nicht direkt hervorgehen. Kennzeichnen und begründen Sie diese.</text:p>
      <text:p text:style-name="P2"/>
      <text:p text:style-name="P3">Die Klasse sollte Unterklassen haben , die die Produktarte repräsentieren und die Klasse Paket sollte generisch sein, weil die Produktart komplett fehlt und es in aktuellen Modell keine Typsicherheit gibt.</text:p>
      <text:p text:style-name="P1"/>
      <text:p text:style-name="P3">Die Attribute sollten private sein und nur per getter und setter zugegriffen werden.</text:p>
      <text:p text:style-name="P1"/>
      <text:p text:style-name="P1"/>
      <text:p text:style-name="P4">e. Unterscheiden sie vorab für sich selbst: Wer ruft eine Methode auf und wer bietet sie an? Wir modellieren hier insbesondere, welche Methoden angeboten werden.</text:p>
      <text:p text:style-name="P2"/>
      <text:p text:style-name="P3">auspacken() wird von der Klasse Regalen angeboten.</text:p>
      <text:p text:style-name="P3">verkaufen() wird von der Klasse Kassen angeboten.</text:p>
      <text:p text:style-name="P3">kontrolieren wird von der Klasse Lager angeboten.</text:p>
      <text:p text:style-name="P3">Die drei Methoden können von der Klassen SuperMarkt, Kassen, Regalen und Lager aufgerufen werden, da die Klassen zu einander zugreifen dürfen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3d79f1"/>
    </style:style>
    <style:style style:name="MP2" style:family="paragraph" style:parent-style-name="Header">
      <style:text-properties officeooo:rsid="003e448a" officeooo:paragraph-rsid="003d79f1"/>
    </style:style>
    <style:style style:name="MT1" style:family="text">
      <style:text-properties officeooo:rsid="003e448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ufgabe1 Supermarkt</text:span> </text:p>
        <text:p text:style-name="MP1"/>
        <text:p text:style-name="MP2">Ali Calis <text:s text:c="11"/>2253458</text:p>
        <text:p text:style-name="MP2">Serhat Kocaöz <text:s text:c="2"/>225346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22:34:26.193205551</meta:creation-date>
    <dc:date>2017-04-24T11:59:28.272285180</dc:date>
    <meta:editing-duration>PT24M38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208" meta:character-count="1444" meta:non-whitespace-character-count="1236"/>
  </office:meta>
</office:document-meta>
</file>